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Courier New" svg:font-family="'Courier New'" style:font-family-generic="modern"/>
    <style:font-face style:name="Liberation Serif2" svg:font-family="'Liberation Serif'" style:font-family-generic="roman"/>
    <style:font-face style:name="Courier 10 Pitch" svg:font-family="'Courier 10 Pitch'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o12" style:family="table">
      <style:table-properties style:width="16.999cm" table:align="margins"/>
    </style:style>
    <style:style style:name="Tablo12.A" style:family="table-column">
      <style:table-column-properties style:column-width="10.848cm" style:rel-column-width="41822*"/>
    </style:style>
    <style:style style:name="Tablo12.B" style:family="table-column">
      <style:table-column-properties style:column-width="2.977cm" style:rel-column-width="11478*"/>
    </style:style>
    <style:style style:name="Tablo12.C" style:family="table-column">
      <style:table-column-properties style:column-width="3.173cm" style:rel-column-width="12235*"/>
    </style:style>
    <style:style style:name="Tablo12.A1" style:family="table-cell">
      <style:table-cell-properties fo:padding="0.097cm" fo:border="none"/>
    </style:style>
    <style:style style:name="Tablo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12.C1" style:family="table-cell">
      <style:table-cell-properties fo:padding="0.097cm" fo:border="0.002cm solid #000000"/>
    </style:style>
    <style:style style:name="Tablo12.B2" style:family="table-cell">
      <style:table-cell-properties fo:padding="0.097cm" fo:border-left="0.002cm solid #000000" fo:border-right="none" fo:border-top="none" fo:border-bottom="0.002cm solid #000000"/>
    </style:style>
    <style:style style:name="Tablo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13" style:family="table">
      <style:table-properties style:width="16.999cm" table:align="margins"/>
    </style:style>
    <style:style style:name="Tablo13.A" style:family="table-column">
      <style:table-column-properties style:column-width="1.7cm" style:rel-column-width="6553*"/>
    </style:style>
    <style:style style:name="Tablo13.J" style:family="table-column">
      <style:table-column-properties style:column-width="1.7cm" style:rel-column-width="6558*"/>
    </style:style>
    <style:style style:name="Tablo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o13.J1" style:family="table-cell">
      <style:table-cell-properties fo:padding="0.097cm" fo:border="0.002cm solid #000000"/>
    </style:style>
    <style:style style:name="Tablo13.A2" style:family="table-cell">
      <style:table-cell-properties fo:padding="0.097cm" fo:border-left="0.002cm solid #000000" fo:border-right="none" fo:border-top="none" fo:border-bottom="0.002cm solid #000000"/>
    </style:style>
    <style:style style:name="Tablo13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3" style:family="table">
      <style:table-properties style:width="16.999cm" table:align="margins"/>
    </style:style>
    <style:style style:name="Tablo3.A" style:family="table-column">
      <style:table-column-properties style:column-width="4.687cm" style:rel-column-width="18068*"/>
    </style:style>
    <style:style style:name="Tablo3.B" style:family="table-column">
      <style:table-column-properties style:column-width="12.312cm" style:rel-column-width="47467*"/>
    </style:style>
    <style:style style:name="Tablo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3.B1" style:family="table-cell">
      <style:table-cell-properties fo:padding="0.097cm" fo:border="0.002cm solid #000000"/>
    </style:style>
    <style:style style:name="Tablo3.A2" style:family="table-cell">
      <style:table-cell-properties fo:padding="0.097cm" fo:border-left="0.002cm solid #000000" fo:border-right="none" fo:border-top="none" fo:border-bottom="0.002cm solid #000000"/>
    </style:style>
    <style:style style:name="Tablo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2" style:family="table">
      <style:table-properties style:width="16.999cm" table:align="margins"/>
    </style:style>
    <style:style style:name="Tablo2.A" style:family="table-column">
      <style:table-column-properties style:column-width="4.687cm" style:rel-column-width="18068*"/>
    </style:style>
    <style:style style:name="Tablo2.B" style:family="table-column">
      <style:table-column-properties style:column-width="12.312cm" style:rel-column-width="47467*"/>
    </style:style>
    <style:style style:name="Tablo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2.B1" style:family="table-cell">
      <style:table-cell-properties fo:padding="0.097cm" fo:border="0.002cm solid #000000"/>
    </style:style>
    <style:style style:name="Tablo2.A2" style:family="table-cell">
      <style:table-cell-properties fo:padding="0.097cm" fo:border-left="0.002cm solid #000000" fo:border-right="none" fo:border-top="none" fo:border-bottom="0.002cm solid #000000"/>
    </style:style>
    <style:style style:name="Tablo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4" style:family="table">
      <style:table-properties style:width="16.999cm" table:align="margins"/>
    </style:style>
    <style:style style:name="Tablo4.A" style:family="table-column">
      <style:table-column-properties style:column-width="4.687cm" style:rel-column-width="18068*"/>
    </style:style>
    <style:style style:name="Tablo4.B" style:family="table-column">
      <style:table-column-properties style:column-width="12.312cm" style:rel-column-width="47467*"/>
    </style:style>
    <style:style style:name="Tablo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4.B1" style:family="table-cell">
      <style:table-cell-properties fo:padding="0.097cm" fo:border="0.002cm solid #000000"/>
    </style:style>
    <style:style style:name="Tablo4.A2" style:family="table-cell">
      <style:table-cell-properties fo:padding="0.097cm" fo:border-left="0.002cm solid #000000" fo:border-right="none" fo:border-top="none" fo:border-bottom="0.002cm solid #000000"/>
    </style:style>
    <style:style style:name="Tablo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8" style:family="table">
      <style:table-properties style:width="16.999cm" table:align="margins"/>
    </style:style>
    <style:style style:name="Tablo8.A" style:family="table-column">
      <style:table-column-properties style:column-width="8.043cm" style:rel-column-width="31009*"/>
    </style:style>
    <style:style style:name="Tablo8.B" style:family="table-column">
      <style:table-column-properties style:column-width="8.955cm" style:rel-column-width="34526*"/>
    </style:style>
    <style:style style:name="Tablo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8.B1" style:family="table-cell">
      <style:table-cell-properties fo:padding="0.097cm" fo:border="0.002cm solid #000000"/>
    </style:style>
    <style:style style:name="Tablo5" style:family="table">
      <style:table-properties style:width="16.999cm" table:align="margins"/>
    </style:style>
    <style:style style:name="Tablo5.A" style:family="table-column">
      <style:table-column-properties style:column-width="1.773cm" style:rel-column-width="6834*"/>
    </style:style>
    <style:style style:name="Tablo5.B" style:family="table-column">
      <style:table-column-properties style:column-width="1.337cm" style:rel-column-width="5154*"/>
    </style:style>
    <style:style style:name="Tablo5.C" style:family="table-column">
      <style:table-column-properties style:column-width="1.138cm" style:rel-column-width="4386*"/>
    </style:style>
    <style:style style:name="Tablo5.D" style:family="table-column">
      <style:table-column-properties style:column-width="1.416cm" style:rel-column-width="5460*"/>
    </style:style>
    <style:style style:name="Tablo5.L" style:family="table-column">
      <style:table-column-properties style:column-width="1.422cm" style:rel-column-width="5481*"/>
    </style:style>
    <style:style style:name="Tablo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5.C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o5.L1" style:family="table-cell" style:data-style-name="N0">
      <style:table-cell-properties fo:padding="0.097cm" fo:border="0.002cm solid #000000"/>
    </style:style>
    <style:style style:name="Tablo5.A2" style:family="table-cell">
      <style:table-cell-properties fo:padding="0.097cm" fo:border-left="0.002cm solid #000000" fo:border-right="none" fo:border-top="none" fo:border-bottom="0.002cm solid #000000"/>
    </style:style>
    <style:style style:name="Tablo5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o5.L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o5.L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6" style:family="table">
      <style:table-properties style:width="16.999cm" table:align="margins"/>
    </style:style>
    <style:style style:name="Tablo6.A" style:family="table-column">
      <style:table-column-properties style:column-width="5.666cm" style:rel-column-width="21845*"/>
    </style:style>
    <style:style style:name="Tablo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6.C1" style:family="table-cell">
      <style:table-cell-properties fo:padding="0.097cm" fo:border="0.002cm solid #000000"/>
    </style:style>
    <style:style style:name="Tablo6.A2" style:family="table-cell">
      <style:table-cell-properties fo:padding="0.097cm" fo:border-left="0.002cm solid #000000" fo:border-right="none" fo:border-top="none" fo:border-bottom="0.002cm solid #000000"/>
    </style:style>
    <style:style style:name="Tablo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7" style:family="table">
      <style:table-properties style:width="16.999cm" table:align="margins"/>
    </style:style>
    <style:style style:name="Tablo7.A" style:family="table-column">
      <style:table-column-properties style:column-width="1.164cm" style:rel-column-width="4488*"/>
    </style:style>
    <style:style style:name="Tablo7.B" style:family="table-column">
      <style:table-column-properties style:column-width="5.278cm" style:rel-column-width="20348*"/>
    </style:style>
    <style:style style:name="Tablo7.D" style:family="table-column">
      <style:table-column-properties style:column-width="5.279cm" style:rel-column-width="20351*"/>
    </style:style>
    <style:style style:name="Tablo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7.D1" style:family="table-cell">
      <style:table-cell-properties fo:padding="0.097cm" fo:border="0.002cm solid #000000"/>
    </style:style>
    <style:style style:name="Tablo7.A2" style:family="table-cell">
      <style:table-cell-properties fo:padding="0.097cm" fo:border-left="0.002cm solid #000000" fo:border-right="none" fo:border-top="none" fo:border-bottom="0.002cm solid #000000"/>
    </style:style>
    <style:style style:name="Tablo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9" style:family="table">
      <style:table-properties style:width="16.999cm" table:align="margins"/>
    </style:style>
    <style:style style:name="Tablo9.A" style:family="table-column">
      <style:table-column-properties style:column-width="10.186cm" style:rel-column-width="39272*"/>
    </style:style>
    <style:style style:name="Tablo9.B" style:family="table-column">
      <style:table-column-properties style:column-width="6.812cm" style:rel-column-width="26263*"/>
    </style:style>
    <style:style style:name="Tablo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o9.B1" style:family="table-cell">
      <style:table-cell-properties fo:padding="0.097cm" fo:border="0.002cm solid #000000"/>
    </style:style>
    <style:style style:name="Tablo1" style:family="table" style:master-page-name="">
      <style:table-properties style:width="16.99cm" fo:margin-left="0.021cm" fo:margin-right="-0.012cm" style:page-number="0" table:align="margins"/>
    </style:style>
    <style:style style:name="Tablo1.A" style:family="table-column">
      <style:table-column-properties style:column-width="16.99cm" style:rel-column-width="65535*"/>
    </style:style>
    <style:style style:name="Tablo1.A1" style:family="table-cell">
      <style:table-cell-properties fo:padding="0.097cm" fo:border="0.002cm solid #000000"/>
    </style:style>
    <style:style style:name="Tablo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1a993e"/>
    </style:style>
    <style:style style:name="P3" style:family="paragraph" style:parent-style-name="Standard">
      <style:paragraph-properties fo:text-align="start" style:justify-single-word="false"/>
      <style:text-properties officeooo:paragraph-rsid="00d717b9"/>
    </style:style>
    <style:style style:name="P4" style:family="paragraph" style:parent-style-name="Table_20_Contents">
      <style:paragraph-properties fo:text-align="center" style:justify-single-word="false"/>
      <style:text-properties officeooo:paragraph-rsid="001a993e"/>
    </style:style>
    <style:style style:name="P5" style:family="paragraph" style:parent-style-name="Table_20_Contents">
      <style:text-properties officeooo:paragraph-rsid="001a993e"/>
    </style:style>
    <style:style style:name="P6" style:family="paragraph" style:parent-style-name="Table_20_Contents">
      <style:text-properties officeooo:paragraph-rsid="009b3775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paragraph-rsid="008c07ae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paragraph-rsid="008a9ea0" style:font-weight-asian="bold" style:font-weight-complex="bold"/>
    </style:style>
    <style:style style:name="P9" style:family="paragraph" style:parent-style-name="Table_20_Contents">
      <style:text-properties style:font-name="Liberation Serif1" fo:font-size="10pt" officeooo:paragraph-rsid="00c39303" style:font-name-asian="DejaVu Sans1" style:font-size-asian="10pt" style:font-name-complex="DejaVu Sans Mono" style:font-size-complex="10pt"/>
    </style:style>
    <style:style style:name="P10" style:family="paragraph" style:parent-style-name="Text_20_body">
      <style:text-properties fo:font-weight="normal" officeooo:paragraph-rsid="004dfc8b" style:font-weight-asian="normal" style:font-weight-complex="normal"/>
    </style:style>
    <style:style style:name="P11" style:family="paragraph" style:parent-style-name="Text_20_body">
      <style:text-properties fo:font-weight="normal" officeooo:rsid="004dfc8b" officeooo:paragraph-rsid="004dfc8b" style:font-weight-asian="normal" style:font-weight-complex="normal"/>
    </style:style>
    <style:style style:name="P12" style:family="paragraph" style:parent-style-name="Text_20_body">
      <style:paragraph-properties fo:text-align="end" style:justify-single-word="false"/>
      <style:text-properties fo:font-weight="normal" officeooo:rsid="006e6e0a" officeooo:paragraph-rsid="0076f4f6" style:font-weight-asian="normal" style:font-weight-complex="normal"/>
    </style:style>
    <style:style style:name="P13" style:family="paragraph" style:parent-style-name="Text_20_body">
      <style:paragraph-properties fo:text-align="end" style:justify-single-word="false"/>
      <style:text-properties fo:font-weight="normal" officeooo:rsid="006e6e0a" officeooo:paragraph-rsid="0075428f" style:font-weight-asian="normal" style:font-weight-complex="normal"/>
    </style:style>
    <style:style style:name="P14" style:family="paragraph" style:parent-style-name="Text_20_body">
      <style:paragraph-properties fo:text-align="end" style:justify-single-word="false"/>
      <style:text-properties fo:font-weight="normal" officeooo:rsid="006e6e0a" officeooo:paragraph-rsid="00827cc1" style:font-weight-asian="normal" style:font-weight-complex="normal"/>
    </style:style>
    <style:style style:name="P15" style:family="paragraph" style:parent-style-name="Text_20_body">
      <style:text-properties officeooo:paragraph-rsid="00254e49"/>
    </style:style>
    <style:style style:name="P16" style:family="paragraph" style:parent-style-name="Text_20_body">
      <style:text-properties fo:font-weight="bold" officeooo:rsid="004dfc8b" officeooo:paragraph-rsid="004dfc8b" style:font-weight-asian="bold" style:font-weight-complex="bold"/>
    </style:style>
    <style:style style:name="P17" style:family="paragraph" style:parent-style-name="Text_20_body">
      <style:text-properties fo:font-weight="bold" officeooo:rsid="006fff01" officeooo:paragraph-rsid="0076f4f6" style:font-weight-asian="bold" style:font-weight-complex="bold"/>
    </style:style>
    <style:style style:name="P18" style:family="paragraph" style:parent-style-name="Text_20_body">
      <style:text-properties fo:font-weight="bold" officeooo:rsid="006fff01" officeooo:paragraph-rsid="0075428f" style:font-weight-asian="bold" style:font-weight-complex="bold"/>
    </style:style>
    <style:style style:name="P19" style:family="paragraph" style:parent-style-name="Text_20_body">
      <style:text-properties fo:font-weight="bold" officeooo:rsid="006fff01" officeooo:paragraph-rsid="00827cc1" style:font-weight-asian="bold" style:font-weight-complex="bold"/>
    </style:style>
    <style:style style:name="P20" style:family="paragraph" style:parent-style-name="Text_20_body">
      <style:text-properties fo:font-weight="bold" officeooo:rsid="00704349" officeooo:paragraph-rsid="0075428f" style:font-weight-asian="bold" style:font-weight-complex="bold"/>
    </style:style>
    <style:style style:name="P21" style:family="paragraph" style:parent-style-name="Text_20_body">
      <style:paragraph-properties fo:text-align="end" style:justify-single-word="false"/>
      <style:text-properties officeooo:paragraph-rsid="0075428f"/>
    </style:style>
    <style:style style:name="P22" style:family="paragraph" style:parent-style-name="Text_20_body">
      <style:text-properties officeooo:paragraph-rsid="007a03df"/>
    </style:style>
    <style:style style:name="P23" style:family="paragraph" style:parent-style-name="Text_20_body">
      <style:text-properties officeooo:paragraph-rsid="00827cc1"/>
    </style:style>
    <style:style style:name="P24" style:family="paragraph" style:parent-style-name="Text_20_body">
      <style:paragraph-properties fo:text-align="end" style:justify-single-word="false"/>
      <style:text-properties officeooo:rsid="00799574" officeooo:paragraph-rsid="00799574"/>
    </style:style>
    <style:style style:name="P25" style:family="paragraph" style:parent-style-name="Text_20_body">
      <style:paragraph-properties fo:text-align="end" style:justify-single-word="false"/>
      <style:text-properties officeooo:rsid="00799574" officeooo:paragraph-rsid="00827cc1"/>
    </style:style>
    <style:style style:name="P26" style:family="paragraph" style:parent-style-name="Text_20_body">
      <style:text-properties officeooo:paragraph-rsid="00893049"/>
    </style:style>
    <style:style style:name="P27" style:family="paragraph" style:parent-style-name="Text_20_body">
      <style:text-properties officeooo:rsid="0086d5b4" officeooo:paragraph-rsid="009ee611"/>
    </style:style>
    <style:style style:name="P28" style:family="paragraph" style:parent-style-name="Text_20_body">
      <style:paragraph-properties fo:text-align="start" style:justify-single-word="false"/>
      <style:text-properties officeooo:rsid="009500e5" officeooo:paragraph-rsid="009500e5"/>
    </style:style>
    <style:style style:name="P29" style:family="paragraph" style:parent-style-name="Text_20_body">
      <style:text-properties officeooo:paragraph-rsid="0090885c"/>
    </style:style>
    <style:style style:name="P30" style:family="paragraph" style:parent-style-name="Text_20_body">
      <style:paragraph-properties fo:text-align="justify" style:justify-single-word="false"/>
      <style:text-properties officeooo:paragraph-rsid="0064c511"/>
    </style:style>
    <style:style style:name="P31" style:family="paragraph" style:parent-style-name="Text_20_body">
      <style:paragraph-properties fo:text-align="justify" style:justify-single-word="false"/>
      <style:text-properties officeooo:paragraph-rsid="00ac7d2a"/>
    </style:style>
    <style:style style:name="P32" style:family="paragraph" style:parent-style-name="Preformatted_20_Text">
      <style:text-properties style:font-name="Courier 10 Pitch" officeooo:rsid="00061471" officeooo:paragraph-rsid="00297915"/>
    </style:style>
    <style:style style:name="P33" style:family="paragraph" style:parent-style-name="Preformatted_20_Text">
      <style:text-properties style:font-name="Courier 10 Pitch" officeooo:rsid="00061471" officeooo:paragraph-rsid="00a69d34"/>
    </style:style>
    <style:style style:name="P34" style:family="paragraph" style:parent-style-name="Preformatted_20_Text">
      <style:text-properties style:font-name="Courier 10 Pitch" officeooo:rsid="00175f69" officeooo:paragraph-rsid="002a7a35"/>
    </style:style>
    <style:style style:name="P35" style:family="paragraph" style:parent-style-name="Preformatted_20_Text">
      <style:text-properties style:font-name="Courier 10 Pitch" fo:font-weight="bold" officeooo:rsid="00175f69" officeooo:paragraph-rsid="002a7a35" style:font-weight-asian="bold" style:font-weight-complex="bold"/>
    </style:style>
    <style:style style:name="P36" style:family="paragraph" style:parent-style-name="Preformatted_20_Text">
      <style:text-properties style:font-name="Courier 10 Pitch" officeooo:rsid="00901eaa" officeooo:paragraph-rsid="00901eaa"/>
    </style:style>
    <style:style style:name="P37" style:family="paragraph" style:parent-style-name="Preformatted_20_Text">
      <style:text-properties style:font-name="Courier 10 Pitch" officeooo:rsid="00901eaa" officeooo:paragraph-rsid="00a2ba35"/>
    </style:style>
    <style:style style:name="P38" style:family="paragraph" style:parent-style-name="Preformatted_20_Text">
      <style:text-properties style:font-name="Courier 10 Pitch" officeooo:rsid="00901eaa" officeooo:paragraph-rsid="00a42ed5"/>
    </style:style>
    <style:style style:name="P39" style:family="paragraph" style:parent-style-name="Preformatted_20_Text">
      <style:text-properties officeooo:paragraph-rsid="008d3556"/>
    </style:style>
    <style:style style:name="P40" style:family="paragraph" style:parent-style-name="Preformatted_20_Text">
      <style:text-properties officeooo:paragraph-rsid="00a69d34"/>
    </style:style>
    <style:style style:name="P41" style:family="paragraph" style:parent-style-name="Preformatted_20_Text">
      <style:text-properties officeooo:paragraph-rsid="00a99ba4"/>
    </style:style>
    <style:style style:name="P42" style:family="paragraph" style:parent-style-name="Preformatted_20_Text">
      <style:text-properties style:font-name="Liberation Serif1" fo:font-size="10pt" officeooo:paragraph-rsid="00bfee7e" style:font-name-asian="DejaVu Sans1" style:font-size-asian="10pt" style:font-name-complex="DejaVu Sans Mono" style:font-size-complex="10pt"/>
    </style:style>
    <style:style style:name="P43" style:family="paragraph" style:parent-style-name="Preformatted_20_Text">
      <style:text-properties officeooo:paragraph-rsid="00bfee7e"/>
    </style:style>
    <style:style style:name="P44" style:family="paragraph" style:parent-style-name="Preformatted_20_Text">
      <style:paragraph-properties fo:text-align="center" style:justify-single-word="false"/>
      <style:text-properties officeooo:paragraph-rsid="00a99ba4"/>
    </style:style>
    <style:style style:name="P45" style:family="paragraph" style:parent-style-name="Preformatted_20_Text">
      <style:paragraph-properties fo:text-align="end" style:justify-single-word="false"/>
      <style:text-properties officeooo:paragraph-rsid="00a99ba4"/>
    </style:style>
    <style:style style:name="P46" style:family="paragraph" style:parent-style-name="Preformatted_20_Text">
      <style:paragraph-properties fo:text-align="justify" style:justify-single-word="false"/>
      <style:text-properties officeooo:paragraph-rsid="00cbae7f"/>
    </style:style>
    <style:style style:name="P47" style:family="paragraph" style:parent-style-name="Standard">
      <style:paragraph-properties fo:line-height="100%" style:writing-mode="lr-tb"/>
      <style:text-properties style:font-name="Liberation Serif2" officeooo:rsid="000317cf" officeooo:paragraph-rsid="005ef8a9" style:font-name-asian="Liberation Serif2" style:font-size-asian="12pt" style:font-name-complex="Liberation Serif2"/>
    </style:style>
    <style:style style:name="P48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4d693e" officeooo:paragraph-rsid="00818446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officeooo:rsid="00d90524" officeooo:paragraph-rsid="00d90524"/>
    </style:style>
    <style:style style:name="P50" style:family="paragraph" style:parent-style-name="Standard">
      <style:paragraph-properties fo:text-align="justify" style:justify-single-word="false"/>
      <style:text-properties officeooo:paragraph-rsid="00da0416"/>
    </style:style>
    <style:style style:name="P51" style:family="paragraph" style:parent-style-name="Text_20_body">
      <style:paragraph-properties fo:text-align="justify" style:justify-single-word="false"/>
      <style:text-properties fo:font-weight="normal" officeooo:rsid="0068e9cf" officeooo:paragraph-rsid="0064c511" style:font-weight-asian="normal" style:font-weight-complex="normal"/>
    </style:style>
    <style:style style:name="P52" style:family="paragraph" style:parent-style-name="Text_20_body">
      <style:paragraph-properties fo:text-align="justify" style:justify-single-word="false"/>
      <style:text-properties officeooo:rsid="00883a13" officeooo:paragraph-rsid="00ac7d2a"/>
    </style:style>
    <style:style style:name="P53" style:family="paragraph" style:parent-style-name="Text_20_body">
      <style:text-properties officeooo:rsid="00c7cf7c" officeooo:paragraph-rsid="00893049"/>
    </style:style>
    <style:style style:name="P54" style:family="paragraph" style:parent-style-name="Text_20_body">
      <style:paragraph-properties fo:text-align="justify" style:justify-single-word="false"/>
      <style:text-properties officeooo:rsid="00863051" officeooo:paragraph-rsid="00863051"/>
    </style:style>
    <style:style style:name="P55" style:family="paragraph" style:parent-style-name="Text_20_body">
      <style:paragraph-properties fo:text-align="justify" style:justify-single-word="false"/>
      <style:text-properties officeooo:rsid="009e33fd" officeooo:paragraph-rsid="009e33fd"/>
    </style:style>
    <style:style style:name="P56" style:family="paragraph" style:parent-style-name="Text_20_body">
      <style:text-properties officeooo:rsid="009ee611" officeooo:paragraph-rsid="009ee611"/>
    </style:style>
    <style:style style:name="P57" style:family="paragraph" style:parent-style-name="Text_20_body">
      <style:text-properties officeooo:rsid="00af9152" officeooo:paragraph-rsid="00af9152"/>
    </style:style>
    <style:style style:name="P58" style:family="paragraph" style:parent-style-name="Text_20_body">
      <style:text-properties officeooo:rsid="00b0b49b" officeooo:paragraph-rsid="00b0b49b"/>
    </style:style>
    <style:style style:name="P59" style:family="paragraph" style:parent-style-name="Text_20_body">
      <style:paragraph-properties fo:text-align="start" style:justify-single-word="false"/>
      <style:text-properties officeooo:rsid="0093ce59" officeooo:paragraph-rsid="009500e5"/>
    </style:style>
    <style:style style:name="P60" style:family="paragraph" style:parent-style-name="Heading_20_2">
      <style:text-properties officeooo:paragraph-rsid="00ad5d99"/>
    </style:style>
    <style:style style:name="P61" style:family="paragraph" style:parent-style-name="Heading_20_2">
      <style:text-properties officeooo:paragraph-rsid="00846cd7"/>
    </style:style>
    <style:style style:name="P62" style:family="paragraph" style:parent-style-name="Heading_20_2">
      <style:text-properties officeooo:rsid="008e33d1" officeooo:paragraph-rsid="008e33d1"/>
    </style:style>
    <style:style style:name="P63" style:family="paragraph" style:parent-style-name="Heading_20_2">
      <style:text-properties officeooo:rsid="0093af08" officeooo:paragraph-rsid="0093af08"/>
    </style:style>
    <style:style style:name="P64" style:family="paragraph" style:parent-style-name="Heading_20_2">
      <style:paragraph-properties fo:break-before="page"/>
      <style:text-properties officeooo:paragraph-rsid="008d3556"/>
    </style:style>
    <style:style style:name="P65" style:family="paragraph" style:parent-style-name="Table_20_Contents">
      <style:text-properties style:font-name="Liberation Serif1" fo:font-size="10pt" officeooo:rsid="00c1bd7f" officeooo:paragraph-rsid="00c1bd7f" style:font-name-asian="DejaVu Sans1" style:font-size-asian="10pt" style:font-name-complex="DejaVu Sans Mono" style:font-size-complex="10pt"/>
    </style:style>
    <style:style style:name="P66" style:family="paragraph" style:parent-style-name="Table_20_Contents">
      <style:text-properties style:font-name="Liberation Serif1" fo:font-size="10pt" officeooo:rsid="00c1bd7f" officeooo:paragraph-rsid="00c39303" style:font-name-asian="DejaVu Sans1" style:font-size-asian="10pt" style:font-name-complex="DejaVu Sans Mono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rsid="00b583c1" officeooo:paragraph-rsid="00b583c1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weight="bold" officeooo:rsid="00b73c96" officeooo:paragraph-rsid="00b73c96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weight="bold" officeooo:rsid="009b3775" officeooo:paragraph-rsid="009b3775" style:font-weight-asian="bold" style:font-weight-complex="bold"/>
    </style:style>
    <style:style style:name="P70" style:family="paragraph" style:parent-style-name="Table_20_Contents">
      <style:text-properties fo:font-weight="bold" officeooo:rsid="009f9c22" officeooo:paragraph-rsid="009f9c22" style:font-weight-asian="bold" style:font-weight-complex="bold"/>
    </style:style>
    <style:style style:name="P71" style:family="paragraph" style:parent-style-name="Preformatted_20_Text">
      <style:paragraph-properties fo:text-align="justify" style:justify-single-word="false"/>
      <style:text-properties officeooo:rsid="008d3556" officeooo:paragraph-rsid="00a99ba4"/>
    </style:style>
    <style:style style:name="P72" style:family="paragraph" style:parent-style-name="Preformatted_20_Text">
      <style:text-properties officeooo:rsid="00a610ce" officeooo:paragraph-rsid="00a69d34"/>
    </style:style>
    <style:style style:name="P7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style:paragraph-properties fo:margin-left="0cm" fo:margin-right="0cm" fo:margin-top="0cm" fo:margin-bottom="0cm" fo:line-height="100%" fo:text-indent="0cm"/>
    </style:style>
    <style:style style:name="P75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cfd40" style:font-weight-asian="bold" style:font-weight-complex="bold"/>
    </style:style>
    <style:style style:name="T3" style:family="text">
      <style:text-properties fo:font-weight="bold" officeooo:rsid="0073702f" style:font-weight-asian="bold" style:font-weight-complex="bold"/>
    </style:style>
    <style:style style:name="T4" style:family="text">
      <style:text-properties fo:font-weight="bold" officeooo:rsid="007a03df" style:font-weight-asian="bold" style:font-weight-complex="bold"/>
    </style:style>
    <style:style style:name="T5" style:family="text">
      <style:text-properties fo:font-weight="bold" officeooo:rsid="00809358" style:font-weight-asian="bold" style:font-weight-complex="bold"/>
    </style:style>
    <style:style style:name="T6" style:family="text">
      <style:text-properties fo:font-weight="bold" officeooo:rsid="009b3775" style:font-weight-asian="bold" style:font-weight-complex="bold"/>
    </style:style>
    <style:style style:name="T7" style:family="text">
      <style:text-properties fo:font-weight="bold" officeooo:rsid="00c3a377" style:font-weight-asian="bold" style:font-weight-complex="bold"/>
    </style:style>
    <style:style style:name="T8" style:family="text">
      <style:text-properties officeooo:rsid="004dfc8b"/>
    </style:style>
    <style:style style:name="T9" style:family="text">
      <style:text-properties officeooo:rsid="0057cddf"/>
    </style:style>
    <style:style style:name="T10" style:family="text">
      <style:text-properties style:text-underline-style="solid" style:text-underline-width="auto" style:text-underline-color="font-color" fo:font-weight="normal" officeooo:rsid="0076c45f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officeooo:rsid="009500e5"/>
    </style:style>
    <style:style style:name="T12" style:family="text">
      <style:text-properties style:text-underline-style="solid" style:text-underline-width="auto" style:text-underline-color="font-color" officeooo:rsid="00a42ed5"/>
    </style:style>
    <style:style style:name="T13" style:family="text">
      <style:text-properties style:text-underline-style="solid" style:text-underline-width="auto" style:text-underline-color="font-color" officeooo:rsid="00d90524"/>
    </style:style>
    <style:style style:name="T14" style:family="text">
      <style:text-properties officeooo:rsid="00623910"/>
    </style:style>
    <style:style style:name="T15" style:family="text">
      <style:text-properties officeooo:rsid="00648e04"/>
    </style:style>
    <style:style style:name="T16" style:family="text">
      <style:text-properties officeooo:rsid="0064c511"/>
    </style:style>
    <style:style style:name="T17" style:family="text">
      <style:text-properties fo:font-weight="normal" officeooo:rsid="0068e9cf" style:font-weight-asian="normal" style:font-weight-complex="normal"/>
    </style:style>
    <style:style style:name="T18" style:family="text">
      <style:text-properties fo:font-weight="normal" officeooo:rsid="006ae642" style:font-weight-asian="normal" style:font-weight-complex="normal"/>
    </style:style>
    <style:style style:name="T19" style:family="text">
      <style:text-properties fo:font-weight="normal" officeooo:rsid="006c6336" style:font-weight-asian="normal" style:font-weight-complex="normal"/>
    </style:style>
    <style:style style:name="T20" style:family="text">
      <style:text-properties fo:font-weight="normal" officeooo:rsid="006cfd40" style:font-weight-asian="normal" style:font-weight-complex="normal"/>
    </style:style>
    <style:style style:name="T21" style:family="text">
      <style:text-properties fo:font-weight="normal" officeooo:rsid="006e6e0a" style:font-weight-asian="normal" style:font-weight-complex="normal"/>
    </style:style>
    <style:style style:name="T22" style:family="text">
      <style:text-properties fo:font-weight="normal" officeooo:rsid="006f4175" style:font-weight-asian="normal" style:font-weight-complex="normal"/>
    </style:style>
    <style:style style:name="T23" style:family="text">
      <style:text-properties fo:font-weight="normal" officeooo:rsid="0073702f" style:font-weight-asian="normal" style:font-weight-complex="normal"/>
    </style:style>
    <style:style style:name="T24" style:family="text">
      <style:text-properties fo:font-weight="normal" officeooo:rsid="0076c45f" style:font-weight-asian="normal" style:font-weight-complex="normal"/>
    </style:style>
    <style:style style:name="T25" style:family="text">
      <style:text-properties fo:font-weight="normal" officeooo:rsid="00779890" style:font-weight-asian="normal" style:font-weight-complex="normal"/>
    </style:style>
    <style:style style:name="T26" style:family="text">
      <style:text-properties fo:font-weight="normal" officeooo:rsid="00799574" style:font-weight-asian="normal" style:font-weight-complex="normal"/>
    </style:style>
    <style:style style:name="T27" style:family="text">
      <style:text-properties fo:font-weight="normal" officeooo:rsid="009b3775" style:font-weight-asian="normal" style:font-weight-complex="normal"/>
    </style:style>
    <style:style style:name="T28" style:family="text">
      <style:text-properties officeooo:rsid="00664fdd"/>
    </style:style>
    <style:style style:name="T29" style:family="text">
      <style:text-properties officeooo:rsid="0068e9cf"/>
    </style:style>
    <style:style style:name="T30" style:family="text">
      <style:text-properties style:text-underline-style="none" fo:font-weight="normal" officeooo:rsid="0076c45f" style:font-weight-asian="normal" style:font-weight-complex="normal"/>
    </style:style>
    <style:style style:name="T31" style:family="text">
      <style:text-properties style:text-underline-style="none" officeooo:rsid="00d90524"/>
    </style:style>
    <style:style style:name="T32" style:family="text">
      <style:text-properties style:text-underline-style="none" officeooo:rsid="00da0416"/>
    </style:style>
    <style:style style:name="T33" style:family="text">
      <style:text-properties officeooo:rsid="007a03df"/>
    </style:style>
    <style:style style:name="T34" style:family="text">
      <style:text-properties officeooo:rsid="007afb07"/>
    </style:style>
    <style:style style:name="T35" style:family="text">
      <style:text-properties officeooo:rsid="00809358"/>
    </style:style>
    <style:style style:name="T36" style:family="text">
      <style:text-properties officeooo:rsid="00846cd7"/>
    </style:style>
    <style:style style:name="T37" style:family="text">
      <style:text-properties officeooo:rsid="00863051"/>
    </style:style>
    <style:style style:name="T38" style:family="text">
      <style:text-properties officeooo:rsid="0086d5b4"/>
    </style:style>
    <style:style style:name="T39" style:family="text">
      <style:text-properties officeooo:rsid="00883a13"/>
    </style:style>
    <style:style style:name="T40" style:family="text">
      <style:text-properties officeooo:rsid="00893049"/>
    </style:style>
    <style:style style:name="T41" style:family="text">
      <style:text-properties officeooo:rsid="008c07ae"/>
    </style:style>
    <style:style style:name="T42" style:family="text">
      <style:text-properties officeooo:rsid="008c9f29"/>
    </style:style>
    <style:style style:name="T43" style:family="text">
      <style:text-properties officeooo:rsid="008d3556"/>
    </style:style>
    <style:style style:name="T44" style:family="text">
      <style:text-properties officeooo:rsid="0090885c"/>
    </style:style>
    <style:style style:name="T45" style:family="text">
      <style:text-properties officeooo:rsid="0093ce59"/>
    </style:style>
    <style:style style:name="T46" style:family="text">
      <style:text-properties officeooo:rsid="009500e5"/>
    </style:style>
    <style:style style:name="T47" style:family="text">
      <style:text-properties officeooo:rsid="00954064"/>
    </style:style>
    <style:style style:name="T48" style:family="text">
      <style:text-properties officeooo:rsid="0095f0e2"/>
    </style:style>
    <style:style style:name="T49" style:family="text">
      <style:text-properties officeooo:rsid="0096e671"/>
    </style:style>
    <style:style style:name="T50" style:family="text">
      <style:text-properties officeooo:rsid="0098ba52"/>
    </style:style>
    <style:style style:name="T51" style:family="text">
      <style:text-properties officeooo:rsid="00993b21"/>
    </style:style>
    <style:style style:name="T52" style:family="text">
      <style:text-properties officeooo:rsid="009b3775"/>
    </style:style>
    <style:style style:name="T53" style:family="text">
      <style:text-properties officeooo:rsid="009d5e41"/>
    </style:style>
    <style:style style:name="T54" style:family="text">
      <style:text-properties officeooo:rsid="009ee611"/>
    </style:style>
    <style:style style:name="T55" style:family="text">
      <style:text-properties style:font-name="Courier 10 Pitch" officeooo:rsid="00061471"/>
    </style:style>
    <style:style style:name="T56" style:family="text">
      <style:text-properties style:font-name="Courier 10 Pitch" officeooo:rsid="00a9658b"/>
    </style:style>
    <style:style style:name="T57" style:family="text">
      <style:text-properties style:font-name="Courier 10 Pitch" fo:font-weight="bold" officeooo:rsid="00a9658b" style:font-weight-asian="bold" style:font-weight-complex="bold"/>
    </style:style>
    <style:style style:name="T58" style:family="text">
      <style:text-properties officeooo:rsid="00a42ed5"/>
    </style:style>
    <style:style style:name="T59" style:family="text">
      <style:text-properties officeooo:rsid="00af9152"/>
    </style:style>
    <style:style style:name="T60" style:family="text">
      <style:text-properties officeooo:rsid="00b18167"/>
    </style:style>
    <style:style style:name="T61" style:family="text">
      <style:text-properties officeooo:rsid="00b8f9d8"/>
    </style:style>
    <style:style style:name="T62" style:family="text">
      <style:text-properties officeooo:rsid="00bd6f86"/>
    </style:style>
    <style:style style:name="T63" style:family="text">
      <style:text-properties officeooo:rsid="00be1e85"/>
    </style:style>
    <style:style style:name="T64" style:family="text">
      <style:text-properties style:font-name="FreeMono" officeooo:rsid="00664fdd"/>
    </style:style>
    <style:style style:name="T65" style:family="text">
      <style:text-properties style:font-name="FreeMono" fo:font-weight="bold" officeooo:rsid="00664fdd" style:font-weight-asian="bold" style:font-weight-complex="bold"/>
    </style:style>
    <style:style style:name="T66" style:family="text">
      <style:text-properties style:font-name="FreeMono" style:text-underline-style="none" fo:font-weight="bold" officeooo:rsid="00664fdd" style:font-weight-asian="bold" style:font-weight-complex="bold"/>
    </style:style>
    <style:style style:name="T67" style:family="text">
      <style:text-properties style:font-name="FreeMono" style:text-underline-style="none" fo:font-weight="bold" officeooo:rsid="00d90524" style:font-weight-asian="bold" style:font-weight-complex="bold"/>
    </style:style>
    <style:style style:name="T68" style:family="text">
      <style:text-properties style:font-name="FreeMono" style:text-underline-style="none" officeooo:rsid="00d90524"/>
    </style:style>
    <style:style style:name="T69" style:family="text">
      <style:text-properties officeooo:rsid="00c1bd7f"/>
    </style:style>
    <style:style style:name="T70" style:family="text">
      <style:text-properties officeooo:rsid="00c6418b"/>
    </style:style>
    <style:style style:name="T71" style:family="text">
      <style:text-properties officeooo:rsid="00c7cf7c"/>
    </style:style>
    <style:style style:name="T72" style:family="text">
      <style:text-properties officeooo:rsid="00c90879"/>
    </style:style>
    <style:style style:name="T73" style:family="text">
      <style:text-properties officeooo:rsid="00ca0e77"/>
    </style:style>
    <style:style style:name="T74" style:family="text">
      <style:text-properties officeooo:rsid="00cf3ac0"/>
    </style:style>
    <style:style style:name="T75" style:family="text">
      <style:text-properties officeooo:rsid="00d10d39"/>
    </style:style>
    <style:style style:name="T76" style:family="text">
      <style:text-properties officeooo:rsid="00d38fa9"/>
    </style:style>
    <style:style style:name="T77" style:family="text">
      <style:text-properties officeooo:rsid="00d90524"/>
    </style:style>
    <style:style style:name="T78" style:family="text">
      <style:text-properties officeooo:rsid="00da0416"/>
    </style:style>
    <style:style style:name="T79" style:family="text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fill-hatch-name="Black_20_-45_20_Degrees" draw:fill-hatch-solid="false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fill-hatch-name="Black_20_-45_20_Degrees" draw:fill-hatch-solid="false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808080" draw:fill-hatch-name="Black_20_45_20_Degrees_20_Wide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Arrow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122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123cm" fo:min-width="0.17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o12" table:style-name="Tablo12">
        <table:table-column table:style-name="Tablo12.A"/>
        <table:table-column table:style-name="Tablo12.B"/>
        <table:table-column table:style-name="Tablo12.C"/>
        <table:table-row>
          <table:table-cell table:style-name="Tablo12.A1" office:value-type="string">
            <text:p text:style-name="P2">BİLGİSAYAR MÜHENDİSLİĞİ BÖLÜMÜ</text:p>
          </table:table-cell>
          <table:table-cell table:style-name="Tablo12.B1" office:value-type="string">
            <text:p text:style-name="P5">Ad Soyad</text:p>
          </table:table-cell>
          <table:table-cell table:style-name="Tablo12.C1" office:value-type="string">
            <text:p text:style-name="P5"/>
          </table:table-cell>
        </table:table-row>
        <table:table-row>
          <table:table-cell table:style-name="Tablo12.A1" office:value-type="string">
            <text:p text:style-name="P47">BIL203 <text:span text:style-name="T14">Veri Yapıları</text:span></text:p>
          </table:table-cell>
          <table:table-cell table:style-name="Tablo12.B2" office:value-type="string">
            <text:p text:style-name="P5">Numara</text:p>
          </table:table-cell>
          <table:table-cell table:style-name="Tablo12.C2" office:value-type="string">
            <text:p text:style-name="P5"/>
          </table:table-cell>
        </table:table-row>
        <table:table-row>
          <table:table-cell table:style-name="Tablo12.A1" office:value-type="string">
            <text:p text:style-name="P2"><text:span text:style-name="T14">Final</text:span> sınav – <text:span text:style-name="T14">Ocak</text:span> 201<text:span text:style-name="T14">1</text:span></text:p>
          </table:table-cell>
          <table:table-cell table:style-name="Tablo12.B2" office:value-type="string">
            <text:p text:style-name="P5">İmza</text:p>
          </table:table-cell>
          <table:table-cell table:style-name="Tablo12.C2" office:value-type="string">
            <text:p text:style-name="P5"/>
          </table:table-cell>
        </table:table-row>
      </table:table>
      <text:p text:style-name="P2"/>
      <table:table table:name="Tablo13" table:style-name="Tablo13">
        <table:table-column table:style-name="Tablo13.A" table:number-columns-repeated="9"/>
        <table:table-column table:style-name="Tablo13.J"/>
        <table:table-row>
          <table:table-cell table:style-name="Tablo13.A1" office:value-type="float" office:value="1">
            <text:p text:style-name="P4">1</text:p>
          </table:table-cell>
          <table:table-cell table:style-name="Tablo13.A1" office:value-type="float" office:value="2">
            <text:p text:style-name="P4">2</text:p>
          </table:table-cell>
          <table:table-cell table:style-name="Tablo13.A1" office:value-type="float" office:value="3">
            <text:p text:style-name="P4">3</text:p>
          </table:table-cell>
          <table:table-cell table:style-name="Tablo13.A1" office:value-type="float" office:value="4">
            <text:p text:style-name="P4">4</text:p>
          </table:table-cell>
          <table:table-cell table:style-name="Tablo13.A1" office:value-type="float" office:value="5">
            <text:p text:style-name="P4">5</text:p>
          </table:table-cell>
          <table:table-cell table:style-name="Tablo13.A1" office:value-type="float" office:value="6">
            <text:p text:style-name="P4">6</text:p>
          </table:table-cell>
          <table:table-cell table:style-name="Tablo13.A1" office:value-type="float" office:value="7">
            <text:p text:style-name="P4">7</text:p>
          </table:table-cell>
          <table:table-cell table:style-name="Tablo13.A1" office:value-type="float" office:value="8">
            <text:p text:style-name="P4">8</text:p>
          </table:table-cell>
          <table:table-cell table:style-name="Tablo13.A1" office:value-type="float" office:value="9">
            <text:p text:style-name="P4">9</text:p>
          </table:table-cell>
          <table:table-cell table:style-name="Tablo13.J1" office:value-type="string">
            <text:p text:style-name="P4">Toplam</text:p>
          </table:table-cell>
        </table:table-row>
        <table:table-row>
          <table:table-cell table:style-name="Tablo13.A2" office:value-type="string">
            <text:p text:style-name="P5"/>
          </table:table-cell>
          <table:table-cell table:style-name="Tablo13.A2" office:value-type="string">
            <text:p text:style-name="P5"/>
          </table:table-cell>
          <table:table-cell table:style-name="Tablo13.A2" office:value-type="string">
            <text:p text:style-name="P5"/>
          </table:table-cell>
          <table:table-cell table:style-name="Tablo13.A2" office:value-type="string">
            <text:p text:style-name="P5"/>
          </table:table-cell>
          <table:table-cell table:style-name="Tablo13.A2" office:value-type="string">
            <text:p text:style-name="P5"/>
          </table:table-cell>
          <table:table-cell table:style-name="Tablo13.A2" office:value-type="string">
            <text:p text:style-name="P5"/>
          </table:table-cell>
          <table:table-cell table:style-name="Tablo13.A2" office:value-type="string">
            <text:p text:style-name="P5"/>
          </table:table-cell>
          <table:table-cell table:style-name="Tablo13.A2" office:value-type="string">
            <text:p text:style-name="P5"/>
          </table:table-cell>
          <table:table-cell table:style-name="Tablo13.A2" office:value-type="string">
            <text:p text:style-name="P5"/>
          </table:table-cell>
          <table:table-cell table:style-name="Tablo13.J2" office:value-type="string">
            <text:p text:style-name="P5"/>
          </table:table-cell>
        </table:table-row>
      </table:table>
      <text:p text:style-name="Text_20_body"/>
      <text:p text:style-name="P16">Açıklamalar:</text:p>
      <text:p text:style-name="P11">1. Toplam soru adedi ......... dir.</text:p>
      <text:p text:style-name="P10"><text:span text:style-name="T8">2. Cevaplama süresi ........ </text:span><text:span text:style-name="T9">dakika</text:span><text:span text:style-name="T8">d</text:span><text:span text:style-name="T9">ı</text:span><text:span text:style-name="T8">r.</text:span></text:p>
      <text:p text:style-name="P11">3. Gerçeklemelerinizi verilen boşluklara yazınız.</text:p>
      <text:h text:style-name="P60" text:outline-level="2"><text:span text:style-name="T60">1. </text:span><text:span text:style-name="T9">() </text:span><text:span text:style-name="T15">Özyineleme, </text:span><text:span text:style-name="T74">şifreleme, takip</text:span></text:h>
      <text:p text:style-name="P30"><text:span text:style-name="T16"><text:tab/>RSA temelli şifreleme yapılmak istenmektedir. </text:span><text:span text:style-name="T64">A</text:span><text:span text:style-name="T28"> kişisinin anahtar çiftleri: </text:span><text:span text:style-name="T64">A.özel, A.genel</text:span><text:span text:style-name="T28">; </text:span><text:span text:style-name="T64">B</text:span><text:span text:style-name="T28"> kişisinin anahtar çiftleri: </text:span><text:span text:style-name="T64">B.özel, B.genel</text:span><text:span text:style-name="T28"> olmak üzere. </text:span><text:span text:style-name="T29">Mesajı şifrelemek için </text:span><text:span text:style-name="T65">şifrele(m, anahtar)</text:span><text:span text:style-name="T17">, çözmek içinse </text:span><text:span text:style-name="T65">çöz(c, anahtar)</text:span><text:span text:style-name="T17"> hazır işlevleri sağlandığına göre,</text:span></text:p>
      <text:p text:style-name="P51"/>
      <text:p text:style-name="P30"><text:span text:style-name="T21">a) </text:span><text:span text:style-name="T10">Sacece</text:span><text:span text:style-name="T30"> </text:span><text:span text:style-name="T66">A</text:span><text:span text:style-name="T21"> </text:span><text:span text:style-name="T24">kişisinin alabileceği mesaj nasıl şifrelenmelidir? </text:span><text:span text:style-name="T25">Bu mesaj nasıl çözülür?</text:span></text:p>
      <table:table table:name="Tablo3" table:style-name="Tablo3">
        <table:table-column table:style-name="Tablo3.A"/>
        <table:table-column table:style-name="Tablo3.B"/>
        <table:table-row>
          <table:table-cell table:style-name="Tablo3.A1" office:value-type="string">
            <text:p text:style-name="P12">Şifreleme: </text:p>
          </table:table-cell>
          <table:table-cell table:style-name="Tablo3.B1" office:value-type="string">
            <text:p text:style-name="P17">c = </text:p>
          </table:table-cell>
        </table:table-row>
        <table:table-row>
          <table:table-cell table:style-name="Tablo3.A2" office:value-type="string">
            <text:p text:style-name="P24">Çözme:</text:p>
          </table:table-cell>
          <table:table-cell table:style-name="Tablo3.B2" office:value-type="string">
            <text:p text:style-name="P22"><text:span text:style-name="T4">mc</text:span><text:span text:style-name="T33"> = </text:span></text:p>
          </table:table-cell>
        </table:table-row>
      </table:table>
      <text:p text:style-name="P30"><text:span text:style-name="T21">b</text:span><text:span text:style-name="T17">) </text:span><text:span text:style-name="T66">B</text:span><text:span text:style-name="T18"> kişisinin </text:span><text:span text:style-name="T66">m</text:span><text:span text:style-name="T2">-</text:span><text:span text:style-name="T18">mesajı</text:span><text:span text:style-name="T20">nı</text:span><text:span text:style-name="T18"> </text:span><text:span text:style-name="T22">aşağıdaki gibi şifrelemesi durumunda şifreli mesajı </text:span><text:span text:style-name="T18">kimler ve nasıl </text:span><text:span text:style-name="T22">çözebilir</text:span><text:span text:style-name="T18">?</text:span></text:p>
      <table:table table:name="Tablo2" table:style-name="Tablo2">
        <table:table-column table:style-name="Tablo2.A"/>
        <table:table-column table:style-name="Tablo2.B"/>
        <table:table-row>
          <table:table-cell table:style-name="Tablo2.A1" office:value-type="string">
            <text:p text:style-name="P13">Şifreleme: </text:p>
          </table:table-cell>
          <table:table-cell table:style-name="Tablo2.B1" office:value-type="string">
            <text:p text:style-name="P18">c = şifrele(m, B.özel)</text:p>
          </table:table-cell>
        </table:table-row>
        <table:table-row>
          <table:table-cell table:style-name="Tablo2.A2" office:value-type="string">
            <text:p text:style-name="P21"><text:span text:style-name="T19">Kim </text:span><text:span text:style-name="T23">(</text:span><text:span text:style-name="T3">A <text:s/>- B </text:span><text:span text:style-name="T3">– Hiçbiri</text:span><text:span text:style-name="T23">): </text:span></text:p>
          </table:table-cell>
          <table:table-cell table:style-name="Tablo2.B2" office:value-type="string">
            <text:p text:style-name="Table_20_Contents"/>
          </table:table-cell>
        </table:table-row>
        <table:table-row>
          <table:table-cell table:style-name="Tablo2.A2" office:value-type="string">
            <text:p text:style-name="P21"><text:span text:style-name="T26">Çözme</text:span><text:span text:style-name="T19">: </text:span></text:p>
          </table:table-cell>
          <table:table-cell table:style-name="Tablo2.B2" office:value-type="string">
            <text:p text:style-name="P20">mc = </text:p>
          </table:table-cell>
        </table:table-row>
      </table:table>
      <text:p text:style-name="P30"><text:span text:style-name="T34">c) </text:span><text:span text:style-name="T66">m</text:span><text:span text:style-name="T35">-mesajını gönderenin </text:span><text:span text:style-name="T66">B</text:span><text:span text:style-name="T5"> </text:span><text:span text:style-name="T35">kişisi, alanın ise </text:span><text:span text:style-name="T66">A</text:span><text:span text:style-name="T35"> kişisinin olmasını sağlamak için şifreleme ve çözme nasıl olmalıdır?</text:span></text:p>
      <table:table table:name="Tablo4" table:style-name="Tablo4">
        <table:table-column table:style-name="Tablo4.A"/>
        <table:table-column table:style-name="Tablo4.B"/>
        <table:table-row>
          <table:table-cell table:style-name="Tablo4.A1" office:value-type="string">
            <text:p text:style-name="P14">Şifreleme: </text:p>
          </table:table-cell>
          <table:table-cell table:style-name="Tablo4.B1" office:value-type="string">
            <text:p text:style-name="P19">c = </text:p>
          </table:table-cell>
        </table:table-row>
        <table:table-row>
          <table:table-cell table:style-name="Tablo4.A2" office:value-type="string">
            <text:p text:style-name="P25">Çözme:</text:p>
          </table:table-cell>
          <table:table-cell table:style-name="Tablo4.B2" office:value-type="string">
            <text:p text:style-name="P23"><text:span text:style-name="T4">mc</text:span><text:span text:style-name="T33"> = </text:span></text:p>
          </table:table-cell>
        </table:table-row>
      </table:table>
      <text:p text:style-name="P30"><text:span text:style-name="T49">d) </text:span><text:span text:style-name="T66">ext_gcd(31, 11)</text:span><text:span text:style-name="T50"> durumu için </text:span><text:span text:style-name="T51">özyineli çağrı ardışıllığını (ağacını) </text:span><text:span text:style-name="T66">ext_gcd(a,b)</text:span><text:span text:style-name="T51"> formunda ve dönüş değerlerini de </text:span><text:span text:style-name="T66">(d,a,b)</text:span><text:span text:style-name="T51"> formunda yazınız.</text:span></text:p>
      <table:table table:name="Tablo8" table:style-name="Tablo8">
        <table:table-column table:style-name="Tablo8.A"/>
        <table:table-column table:style-name="Tablo8.B"/>
        <table:table-row>
          <table:table-cell table:style-name="Tablo8.A1" office:value-type="string">
            <text:p text:style-name="P43"><text:span text:style-name="Source_20_Text"><text:span text:style-name="T56">def ext_gcd(x,y): </text:span></text:span></text:p>
            <text:p text:style-name="P43"><text:span text:style-name="Source_20_Text"><text:span text:style-name="T56"><text:tab/>if y == 0: </text:span></text:span></text:p>
            <text:p text:style-name="P43"><text:span text:style-name="Source_20_Text"><text:span text:style-name="T56"><text:tab/><text:tab/>return(x,1,0) </text:span></text:span></text:p>
            <text:p text:style-name="P43"><text:span text:style-name="Source_20_Text"><text:span text:style-name="T56"><text:tab/>else: </text:span></text:span></text:p>
            <text:p text:style-name="P43"><text:span text:style-name="Source_20_Text"><text:span text:style-name="T56"><text:s text:c="10"/><text:tab/>(d,a,b) = ext_gcd(y, x%y) </text:span></text:span></text:p>
            <text:p text:style-name="P42"><text:span text:style-name="Source_20_Text"><text:span text:style-name="T56"><text:tab/><text:tab/>return(d,b,a-(x/y)*b) </text:span></text:span></text:p>
          </table:table-cell>
          <table:table-cell table:style-name="Tablo8.B1" office:value-type="string">
            <text:p text:style-name="P65">(..., ..., ...) = ext_gcd(31, 11)</text:p>
            <text:p text:style-name="P65"><text:s text:c="16"/>(..., ..., ...) = ext_gcd(..., ...)</text:p>
            <text:p text:style-name="P66"><text:s text:c="28"/>(..., ..., ...) = ext_gcd(..., ...)</text:p>
            <text:p text:style-name="P66"><text:s text:c="38"/>(..., ..., ...) = ext_gcd(..., ...)</text:p>
            <text:p text:style-name="P9"><text:span text:style-name="T69"><text:s text:c="50"/>(..., ..., ...) = ext_gcd(</text:span><text:span text:style-name="T7">1, 0</text:span><text:span text:style-name="T69">)</text:span></text:p>
          </table:table-cell>
        </table:table-row>
      </table:table>
      <text:p text:style-name="P41"><text:span text:style-name="Source_20_Text"><text:span text:style-name="T56"/></text:span></text:p>
      <text:h text:style-name="P61" text:outline-level="2"><text:soft-page-break/><text:span text:style-name="T36">2. </text:span><text:span text:style-name="T73">Algoritma, iyileştirme, takip</text:span></text:h>
      <text:p text:style-name="P31"><text:span text:style-name="T37"><text:tab/>QUICK-FIND </text:span><text:span text:style-name="T39">algoritmasının </text:span><text:span text:style-name="Source_20_Text"><text:span text:style-name="T56">BIRLESTIR</text:span></text:span><text:span text:style-name="T39"> </text:span><text:span text:style-name="T70">işlevi </text:span><text:span text:style-name="T39">aşağıda verildiği gibidir.</text:span></text:p>
      <text:p text:style-name="P52"/>
      <text:p text:style-name="P41"><text:span text:style-name="Source_20_Text"><text:span text:style-name="T56"># BIRLESTIR: "id[p]" li tüm girdileri "id[q]" ile değiştir.</text:span></text:span></text:p>
      <text:p text:style-name="P41"><text:span text:style-name="Source_20_Text"><text:span text:style-name="T56">def </text:span></text:span><text:span text:style-name="Source_20_Text"><text:span text:style-name="T57">BIRLESTIR</text:span></text:span><text:span text:style-name="Source_20_Text"><text:span text:style-name="T56">(p, q):</text:span></text:span></text:p>
      <text:p text:style-name="P41"><text:span text:style-name="Source_20_Text"><text:span text:style-name="T56"><text:s text:c="8"/>pid = id[p]</text:span></text:span></text:p>
      <text:p text:style-name="P41"><text:span text:style-name="Source_20_Text"><text:span text:style-name="T56"><text:s text:c="8"/>for i in range(id):</text:span></text:span></text:p>
      <text:p text:style-name="P41"><text:span text:style-name="Source_20_Text"><text:span text:style-name="T56"><text:s text:c="12"/>if id[i] == pid:</text:span></text:span></text:p>
      <text:p text:style-name="P41"><text:span text:style-name="Source_20_Text"><text:span text:style-name="T56"><text:s text:c="16"/>id[i] = id[q]</text:span></text:span></text:p>
      <text:p text:style-name="P41"><text:span text:style-name="Source_20_Text"><text:span text:style-name="T56"/></text:span></text:p>
      <text:p text:style-name="P41"><text:span text:style-name="Source_20_Text"><text:span text:style-name="T56"/></text:span></text:p>
      <text:p text:style-name="P26"><text:span text:style-name="T40">a) </text:span><text:span text:style-name="T72">B</text:span><text:span text:style-name="T71">u algoritmayı aşağıdaki başlangıç durumu için takip ederek, tabloyu doldurun.</text:span></text:p>
      <text:p text:style-name="P53"/>
      <table:table table:name="Tablo5" table:style-name="Tablo5">
        <table:table-column table:style-name="Tablo5.A"/>
        <table:table-column table:style-name="Tablo5.B"/>
        <table:table-column table:style-name="Tablo5.C"/>
        <table:table-column table:style-name="Tablo5.D" table:number-columns-repeated="8"/>
        <table:table-column table:style-name="Tablo5.L"/>
        <table:table-row>
          <table:table-cell table:style-name="Tablo5.A1" office:value-type="string">
            <text:p text:style-name="P67">Birleştir</text:p>
          </table:table-cell>
          <table:table-cell table:style-name="Tablo5.A1" office:value-type="string">
            <text:p text:style-name="P45"><text:span text:style-name="Source_20_Text"><text:span text:style-name="T57">i</text:span></text:span></text:p>
          </table:table-cell>
          <table:table-cell table:style-name="Tablo5.C1" office:value-type="float" office:value="0">
            <text:p text:style-name="P44"><text:span text:style-name="Source_20_Text"><text:span text:style-name="T57">0</text:span></text:span></text:p>
          </table:table-cell>
          <table:table-cell table:style-name="Tablo5.C1" office:value-type="float" office:value="1">
            <text:p text:style-name="P44"><text:span text:style-name="Source_20_Text"><text:span text:style-name="T57">1</text:span></text:span></text:p>
          </table:table-cell>
          <table:table-cell table:style-name="Tablo5.C1" office:value-type="float" office:value="2">
            <text:p text:style-name="P44"><text:span text:style-name="Source_20_Text"><text:span text:style-name="T57">2</text:span></text:span></text:p>
          </table:table-cell>
          <table:table-cell table:style-name="Tablo5.C1" office:value-type="float" office:value="3">
            <text:p text:style-name="P44"><text:span text:style-name="Source_20_Text"><text:span text:style-name="T57">3</text:span></text:span></text:p>
          </table:table-cell>
          <table:table-cell table:style-name="Tablo5.C1" office:value-type="float" office:value="4">
            <text:p text:style-name="P44"><text:span text:style-name="Source_20_Text"><text:span text:style-name="T57">4</text:span></text:span></text:p>
          </table:table-cell>
          <table:table-cell table:style-name="Tablo5.C1" office:value-type="float" office:value="5">
            <text:p text:style-name="P44"><text:span text:style-name="Source_20_Text"><text:span text:style-name="T57">5</text:span></text:span></text:p>
          </table:table-cell>
          <table:table-cell table:style-name="Tablo5.C1" office:value-type="float" office:value="6">
            <text:p text:style-name="P44"><text:span text:style-name="Source_20_Text"><text:span text:style-name="T57">6</text:span></text:span></text:p>
          </table:table-cell>
          <table:table-cell table:style-name="Tablo5.C1" office:value-type="float" office:value="7">
            <text:p text:style-name="P44"><text:span text:style-name="Source_20_Text"><text:span text:style-name="T57">7</text:span></text:span></text:p>
          </table:table-cell>
          <table:table-cell table:style-name="Tablo5.C1" office:value-type="float" office:value="8">
            <text:p text:style-name="P44"><text:span text:style-name="Source_20_Text"><text:span text:style-name="T57">8</text:span></text:span></text:p>
          </table:table-cell>
          <table:table-cell table:style-name="Tablo5.L1" office:value-type="float" office:value="9">
            <text:p text:style-name="P44"><text:span text:style-name="Source_20_Text"><text:span text:style-name="T57">9</text:span></text:span></text:p>
          </table:table-cell>
        </table:table-row>
        <table:table-row>
          <table:table-cell table:style-name="Tablo5.A2" office:value-type="string">
            <text:p text:style-name="P68">(p, q)</text:p>
          </table:table-cell>
          <table:table-cell table:style-name="Tablo5.A2" office:value-type="string">
            <text:p text:style-name="P45"><text:span text:style-name="Source_20_Text"><text:span text:style-name="T57">id[i]</text:span></text:span></text:p>
          </table:table-cell>
          <table:table-cell table:style-name="Tablo5.C2" office:value-type="float" office:value="0">
            <text:p text:style-name="P44"><text:span text:style-name="Source_20_Text"><text:span text:style-name="T57">0</text:span></text:span></text:p>
          </table:table-cell>
          <table:table-cell table:style-name="Tablo5.C2" office:value-type="float" office:value="1">
            <text:p text:style-name="P44"><text:span text:style-name="Source_20_Text"><text:span text:style-name="T57">1</text:span></text:span></text:p>
          </table:table-cell>
          <table:table-cell table:style-name="Tablo5.C2" office:value-type="float" office:value="2">
            <text:p text:style-name="P44"><text:span text:style-name="Source_20_Text"><text:span text:style-name="T57">2</text:span></text:span></text:p>
          </table:table-cell>
          <table:table-cell table:style-name="Tablo5.C2" office:value-type="float" office:value="3">
            <text:p text:style-name="P44"><text:span text:style-name="Source_20_Text"><text:span text:style-name="T57">3</text:span></text:span></text:p>
          </table:table-cell>
          <table:table-cell table:style-name="Tablo5.C2" office:value-type="float" office:value="4">
            <text:p text:style-name="P44"><text:span text:style-name="Source_20_Text"><text:span text:style-name="T57">4</text:span></text:span></text:p>
          </table:table-cell>
          <table:table-cell table:style-name="Tablo5.C2" office:value-type="float" office:value="5">
            <text:p text:style-name="P44"><text:span text:style-name="Source_20_Text"><text:span text:style-name="T57">5</text:span></text:span></text:p>
          </table:table-cell>
          <table:table-cell table:style-name="Tablo5.C2" office:value-type="float" office:value="6">
            <text:p text:style-name="P44"><text:span text:style-name="Source_20_Text"><text:span text:style-name="T57">6</text:span></text:span></text:p>
          </table:table-cell>
          <table:table-cell table:style-name="Tablo5.C2" office:value-type="float" office:value="7">
            <text:p text:style-name="P44"><text:span text:style-name="Source_20_Text"><text:span text:style-name="T57">7</text:span></text:span></text:p>
          </table:table-cell>
          <table:table-cell table:style-name="Tablo5.C2" office:value-type="float" office:value="8">
            <text:p text:style-name="P44"><text:span text:style-name="Source_20_Text"><text:span text:style-name="T57">8</text:span></text:span></text:p>
          </table:table-cell>
          <table:table-cell table:style-name="Tablo5.L2" office:value-type="float" office:value="9">
            <text:p text:style-name="P44"><text:span text:style-name="Source_20_Text"><text:span text:style-name="T57">9</text:span></text:span></text:p>
          </table:table-cell>
        </table:table-row>
        <table:table-row>
          <table:table-cell table:style-name="Tablo5.A2" office:value-type="string">
            <text:p text:style-name="P7"><text:span text:style-name="T41">“</text:span><text:span text:style-name="T42">3 - 4”</text:span></text:p>
          </table:table-cell>
          <table:table-cell table:style-name="Tablo5.A2" office:value-type="string">
            <text:p text:style-name="P45"><text:span text:style-name="Source_20_Text"><text:span text:style-name="T57">id[i]</text:span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L3" office:value-type="string">
            <text:p text:style-name="P44"><text:span text:style-name="Source_20_Text"><text:span text:style-name="T57"/></text:span></text:p>
          </table:table-cell>
        </table:table-row>
        <table:table-row>
          <table:table-cell table:style-name="Tablo5.A2" office:value-type="string">
            <text:p text:style-name="P8">“<text:span text:style-name="T42">4 - 9”</text:span></text:p>
          </table:table-cell>
          <table:table-cell table:style-name="Tablo5.A2" office:value-type="string">
            <text:p text:style-name="P45"><text:span text:style-name="Source_20_Text"><text:span text:style-name="T57">id[i]</text:span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L3" office:value-type="string">
            <text:p text:style-name="P44"><text:span text:style-name="Source_20_Text"><text:span text:style-name="T57"/></text:span></text:p>
          </table:table-cell>
        </table:table-row>
        <table:table-row>
          <table:table-cell table:style-name="Tablo5.A2" office:value-type="string">
            <text:p text:style-name="P8">“<text:span text:style-name="T42">8 - 0”</text:span></text:p>
          </table:table-cell>
          <table:table-cell table:style-name="Tablo5.A2" office:value-type="string">
            <text:p text:style-name="P45"><text:span text:style-name="Source_20_Text"><text:span text:style-name="T57">id[i]</text:span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L3" office:value-type="string">
            <text:p text:style-name="P44"><text:span text:style-name="Source_20_Text"><text:span text:style-name="T57"/></text:span></text:p>
          </table:table-cell>
        </table:table-row>
        <table:table-row>
          <table:table-cell table:style-name="Tablo5.A2" office:value-type="string">
            <text:p text:style-name="P8">“<text:span text:style-name="T42">2 - 3</text:span>”</text:p>
          </table:table-cell>
          <table:table-cell table:style-name="Tablo5.A2" office:value-type="string">
            <text:p text:style-name="P45"><text:span text:style-name="Source_20_Text"><text:span text:style-name="T57">id[i]</text:span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L3" office:value-type="string">
            <text:p text:style-name="P44"><text:span text:style-name="Source_20_Text"><text:span text:style-name="T57"/></text:span></text:p>
          </table:table-cell>
        </table:table-row>
        <table:table-row>
          <table:table-cell table:style-name="Tablo5.A2" office:value-type="string">
            <text:p text:style-name="P8">“<text:span text:style-name="T61">3</text:span><text:span text:style-name="T42"> - 9”</text:span></text:p>
          </table:table-cell>
          <table:table-cell table:style-name="Tablo5.A2" office:value-type="string">
            <text:p text:style-name="P45"><text:span text:style-name="Source_20_Text"><text:span text:style-name="T57">id[i]</text:span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A2" office:value-type="string">
            <text:p text:style-name="P44"><text:span text:style-name="Source_20_Text"><text:span text:style-name="T57"/></text:span></text:p>
          </table:table-cell>
          <table:table-cell table:style-name="Tablo5.L3" office:value-type="string">
            <text:p text:style-name="P44"><text:span text:style-name="Source_20_Text"><text:span text:style-name="T57"/></text:span></text:p>
          </table:table-cell>
        </table:table-row>
      </table:table>
      <text:p text:style-name="P54"/>
      <text:p text:style-name="P54"/>
      <text:p text:style-name="P46"><text:span text:style-name="T37">b)</text:span><text:span text:style-name="T43"> </text:span><text:span text:style-name="Source_20_Text"><text:span text:style-name="T57">“4–9”</text:span></text:span><text:span text:style-name="T43"> aşamasında </text:span><text:span text:style-name="Source_20_Text"><text:span text:style-name="T57">“9-4”</text:span></text:span><text:span text:style-name="T62"> olacak olsa </text:span><text:span text:style-name="Source_20_Text"><text:span text:style-name="T57">2 </text:span></text:span><text:span text:style-name="T63">değer yerine </text:span><text:span text:style-name="Source_20_Text"><text:span text:style-name="T57">1</text:span></text:span><text:span text:style-name="T63"> değer değişecekti ve </text:span><text:span text:style-name="T43">daha verimli çalışacak</text:span><text:span text:style-name="T63">tı; benzer şekilde </text:span><text:span text:style-name="Source_20_Text"><text:span text:style-name="T57">“3-9”</text:span></text:span><text:span text:style-name="T63"> aşamasında gereksiz bul-değiştir yapılmaktadır. Bu durumu işleyerek daha verimli çalışacak biçimde </text:span><text:span text:style-name="Source_20_Text"><text:span text:style-name="T57">BIRLESTIR</text:span></text:span><text:span text:style-name="T43"> kod parçasını iyileştirin.</text:span></text:p>
      <text:p text:style-name="P71"/>
      <text:p text:style-name="P40"><text:span text:style-name="Source_20_Text"><text:span text:style-name="T55">def </text:span></text:span><text:span text:style-name="Source_20_Text"><text:span text:style-name="T57">BIRLESTIR</text:span></text:span><text:span text:style-name="Source_20_Text"><text:span text:style-name="T55">(p, q):</text:span></text:span></text:p>
      <text:p text:style-name="P39"><text:span text:style-name="Source_20_Text"><text:span text:style-name="T43"/></text:span></text:p>
      <text:p text:style-name="P39"><text:span text:style-name="Source_20_Text"><text:span text:style-name="T43"/></text:span></text:p>
      <text:p text:style-name="P39"><text:span text:style-name="Source_20_Text"><text:span text:style-name="T43"/></text:span></text:p>
      <text:p text:style-name="P39"><text:span text:style-name="Source_20_Text"><text:span text:style-name="T43"/></text:span></text:p>
      <text:p text:style-name="P39"><text:span text:style-name="Source_20_Text"><text:span text:style-name="T43"/></text:span></text:p>
      <text:p text:style-name="P39"><text:span text:style-name="Source_20_Text"><text:span text:style-name="T43"/></text:span></text:p>
      <text:h text:style-name="P64" text:outline-level="2"><text:span text:style-name="Source_20_Text"><text:span text:style-name="T43">3.</text:span></text:span><text:span text:style-name="Source_20_Text"><text:span text:style-name="T75">SVT, </text:span></text:span><text:span text:style-name="Source_20_Text"><text:span text:style-name="T76">miras</text:span></text:span></text:h>
      <text:p text:style-name="P29"><text:span text:style-name="T44"><text:tab/>Ekte verilen D</text:span><text:span text:style-name="T38">eq</text:span><text:span text:style-name="T44">eue </text:span><text:span text:style-name="T58">Soyut Veri Türünden (</text:span><text:span text:style-name="T44">SVT</text:span><text:span text:style-name="T58">) </text:span><text:span text:style-name="T12">miraslanan</text:span><text:span text:style-name="T58"> </text:span><text:span text:style-name="T38">yığıt </text:span><text:span text:style-name="T44">SVT'nü </text:span><text:span text:style-name="T38">gerçekle</text:span><text:span text:style-name="T44">yin.</text:span></text:p>
      <text:p text:style-name="P33">class <text:span text:style-name="T1">Stack</text:span>(Deque):</text:p>
      <text:p text:style-name="P33"><text:tab/>def __init__(self):</text:p>
      <text:p text:style-name="P33"/>
      <text:p text:style-name="P33"/>
      <text:p text:style-name="P33"><text:tab/>def isEmpty(self):</text:p>
      <text:p text:style-name="P33"/>
      <text:p text:style-name="P33"/>
      <text:p text:style-name="P33"><text:tab/>def push(self,item):</text:p>
      <text:p text:style-name="P33"/>
      <text:p text:style-name="P33"/>
      <text:p text:style-name="P33"><text:tab/>def pop(self):</text:p>
      <text:p text:style-name="P33"/>
      <text:p text:style-name="P33"/>
      <text:p text:style-name="P33"><text:tab/>def peek(self):</text:p>
      <text:p text:style-name="P33"/>
      <text:p text:style-name="P33"/>
      <text:p text:style-name="P33"><text:tab/>def size(self):</text:p>
      <text:p text:style-name="P72"/>
      <text:h text:style-name="P62" text:outline-level="2">4. <text:span text:style-name="T53">özyineleme, ağaçta dolaşım</text:span></text:h>
      <text:p text:style-name="P55"><text:tab/>“Ağaç, kökü, ve/veya sol ve/veya sağ ağaçtan oluşur” tanımından hareketle, bu ağaçta özyineli ziyaret için sunulan üç farklı yaklaşım aşağıdaki tabloda verilmiştir. </text:p>
      <text:p text:style-name="P55"/>
      <table:table table:name="Tablo6" table:style-name="Tablo6">
        <table:table-column table:style-name="Tablo6.A" table:number-columns-repeated="3"/>
        <table:table-row>
          <table:table-cell table:style-name="Tablo6.A1" office:value-type="string">
            <text:p text:style-name="P69">Post-order</text:p>
          </table:table-cell>
          <table:table-cell table:style-name="Tablo6.A1" office:value-type="string">
            <text:p text:style-name="P69">In-order</text:p>
          </table:table-cell>
          <table:table-cell table:style-name="Tablo6.C1" office:value-type="string">
            <text:p text:style-name="P69">Pre-order</text:p>
          </table:table-cell>
        </table:table-row>
        <table:table-row>
          <table:table-cell table:style-name="Tablo6.A2" office:value-type="string">
            <text:p text:style-name="P6"><text:span text:style-name="T6">Sol</text:span><text:span text:style-name="T52"> ağacı ziyaret et</text:span></text:p>
            <text:p text:style-name="P6"><text:span text:style-name="T6">Sağ</text:span><text:span text:style-name="T52"> ağacı ziyaret et</text:span></text:p>
            <text:p text:style-name="P6"><text:span text:style-name="T6">Kökü</text:span><text:span text:style-name="T52"> ziyaret et</text:span></text:p>
          </table:table-cell>
          <table:table-cell table:style-name="Tablo6.A2" office:value-type="string">
            <text:p text:style-name="P6"><text:span text:style-name="T6">Sol</text:span><text:span text:style-name="T52"> ağacı ziyaret et</text:span></text:p>
            <text:p text:style-name="P6"><text:span text:style-name="T6">Kökü</text:span><text:span text:style-name="T52"> ziyaret et</text:span></text:p>
            <text:p text:style-name="P6"><text:span text:style-name="T6">Sağ</text:span><text:span text:style-name="T52"> ağacı ziyaret et</text:span></text:p>
          </table:table-cell>
          <table:table-cell table:style-name="Tablo6.C2" office:value-type="string">
            <text:p text:style-name="P6"><text:span text:style-name="T6">Kökü </text:span><text:span text:style-name="T27">ziyaret et</text:span></text:p>
            <text:p text:style-name="P6"><text:span text:style-name="T6">Sol</text:span><text:span text:style-name="T52"> ağacı ziyaret et</text:span></text:p>
            <text:p text:style-name="P6"><text:span text:style-name="T6">Sağ</text:span><text:span text:style-name="T52"> ağacı ziyaret et</text:span></text:p>
          </table:table-cell>
        </table:table-row>
      </table:table>
      <text:p text:style-name="P56"/>
      <text:p text:style-name="P27"><text:span text:style-name="T54">a</text:span><text:span text:style-name="T59">) A</text:span><text:span text:style-name="T54">şağıda verilen ağaç durumları için her bir ziyaretle üretilecek diziyi yazınız.</text:span></text:p>
      <text:p text:style-name="P56"/>
      <table:table table:name="Tablo7" table:style-name="Tablo7">
        <table:table-column table:style-name="Tablo7.A"/>
        <table:table-column table:style-name="Tablo7.B" table:number-columns-repeated="2"/>
        <table:table-column table:style-name="Tablo7.D"/>
        <table:table-row>
          <table:table-cell table:style-name="Tablo7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o7.A1" office:value-type="string">
            <text:p text:style-name="Table_20_Contents"/>
          </table:table-cell>
          <table:table-cell table:style-name="Tablo7.A1" office:value-type="string">
            <text:p text:style-name="Table_20_Contents"/>
          </table:table-cell>
          <table:table-cell table:style-name="Tablo7.D1" office:value-type="string">
            <text:p text:style-name="Table_20_Contents"/>
          </table:table-cell>
        </table:table-row>
        <table:table-row>
          <table:table-cell table:style-name="Tablo7.A2" office:value-type="string">
            <text:p text:style-name="P70">post-</text:p>
          </table:table-cell>
          <table:table-cell table:style-name="Tablo7.A2" office:value-type="string">
            <text:p text:style-name="Table_20_Contents"/>
          </table:table-cell>
          <table:table-cell table:style-name="Tablo7.A2" office:value-type="string">
            <text:p text:style-name="Table_20_Contents"/>
          </table:table-cell>
          <table:table-cell table:style-name="Tablo7.D2" office:value-type="string">
            <text:p text:style-name="Table_20_Contents"/>
          </table:table-cell>
        </table:table-row>
        <table:table-row>
          <table:table-cell table:style-name="Tablo7.A2" office:value-type="string">
            <text:p text:style-name="P70">in-</text:p>
          </table:table-cell>
          <table:table-cell table:style-name="Tablo7.A2" office:value-type="string">
            <text:p text:style-name="Table_20_Contents"/>
          </table:table-cell>
          <table:table-cell table:style-name="Tablo7.A2" office:value-type="string">
            <text:p text:style-name="Table_20_Contents"/>
          </table:table-cell>
          <table:table-cell table:style-name="Tablo7.D2" office:value-type="string">
            <text:p text:style-name="Table_20_Contents"/>
          </table:table-cell>
        </table:table-row>
        <table:table-row>
          <table:table-cell table:style-name="Tablo7.A2" office:value-type="string">
            <text:p text:style-name="P70">pre-</text:p>
          </table:table-cell>
          <table:table-cell table:style-name="Tablo7.A2" office:value-type="string">
            <text:p text:style-name="Table_20_Contents"/>
          </table:table-cell>
          <table:table-cell table:style-name="Tablo7.A2" office:value-type="string">
            <text:p text:style-name="Table_20_Contents"/>
          </table:table-cell>
          <table:table-cell table:style-name="Tablo7.D2" office:value-type="string">
            <text:p text:style-name="Table_20_Contents"/>
          </table:table-cell>
        </table:table-row>
      </table:table>
      <text:p text:style-name="P56"/>
      <text:p text:style-name="P56"/>
      <text:p text:style-name="P57"><text:soft-page-break/>b) Aşağıdaki PostScript kodundaki işleçler köke gelecek şekilde post-order ile ziyaret edildiği bilinmektedir. Bu diziyi üretecek ağacı oluşturunuz.</text:p>
      <text:p text:style-name="P58">6 2 – 4 3 + * 18 – 10 / 10 -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h text:style-name="P63" text:outline-level="2">5. özyineleme</text:h>
      <table:table table:name="Tablo9" table:style-name="Tablo9">
        <table:table-column table:style-name="Tablo9.A"/>
        <table:table-column table:style-name="Tablo9.B"/>
        <table:table-row>
          <table:table-cell table:style-name="Tablo9.A1" office:value-type="string">
            <text:p text:style-name="P50"><text:span text:style-name="T77"><text:s text:c="3"/>Yanda verildiği biçimde olan </text:span><text:span text:style-name="T78">fraktal </text:span><text:span text:style-name="T77">çizen </text:span><text:span text:style-name="T13">özyineli</text:span><text:span text:style-name="T31"> </text:span><text:span text:style-name="T67">çiçek</text:span><text:span text:style-name="T68">(x,y,r,h)</text:span><text:span text:style-name="T31"> işlevi tasarlanmak istenmektedir. </text:span><text:span text:style-name="T32">Bu amaçla </text:span><text:span text:style-name="T46">çember(x,y,r) </text:span><text:span text:style-name="T78">yardımcı </text:span><text:span text:style-name="T46">işlevi</text:span><text:span text:style-name="T78">ni</text:span><text:span text:style-name="T46"> kullan</text:span><text:span text:style-name="T78">abilirsiniz</text:span><text:span text:style-name="T46">. Burada (x,y) merkez, r: yarıçap ve h: derinliktir. </text:span></text:p>
            <text:p text:style-name="P50"><text:span text:style-name="T46"/></text:p>
            <text:p text:style-name="P50"><text:span text:style-name="T46"><text:s text:c="5"/></text:span><text:span text:style-name="T47">Yandaki gösterimde h=3, (x,y) = (0,0) seçilmiştir. </text:span><text:span text:style-name="T48">En büyük yarıçaplı (beyaz) çember “r” yarı çapındayken, orta boy olan “r/2” ve en küçük olan da “r/4” yarı çapındadır.</text:span></text:p>
          </table:table-cell>
          <table:table-cell table:style-name="Tablo9.B1" office:value-type="string">
            <text:p text:style-name="P3"><draw:g text:anchor-type="as-char" svg:y="-2.826cm" draw:z-index="0" draw:style-name="gr1"><draw:g draw:style-name="gr2"><draw:g draw:style-name="gr2"><draw:custom-shape draw:style-name="gr3" draw:text-style-name="P73" svg:width="0.563cm" svg:height="0.518cm" svg:x="3.826cm" svg:y="2.6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73" svg:width="0.562cm" svg:height="0.518cm" svg:x="2.813cm" svg:y="2.6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73" svg:width="0.563cm" svg:height="0.518cm" svg:x="1.575cm" svg:y="2.6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73" svg:width="0.563cm" svg:height="0.518cm" svg:x="0.563cm" svg:y="2.6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73" svg:width="1.126cm" svg:height="1.031cm" svg:x="3.037cm" svg:y="2.4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73" svg:width="1.126cm" svg:height="1.031cm" svg:x="0.937cm" svg:y="2.4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73" svg:width="0.563cm" svg:height="0.518cm" svg:x="1.199cm" svg:y="2.1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73" svg:width="0.562cm" svg:height="0.518cm" svg:x="1.238cm" svg:y="3.2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73" svg:width="0.565cm" svg:height="0.518cm" svg:x="3.374cm" svg:y="2.2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73" svg:width="0.563cm" svg:height="0.518cm" svg:x="3.413cm" svg:y="3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73" svg:width="2.25cm" svg:height="2.063cm" svg:x="1.501cm" svg:y="1.8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73" svg:width="0.563cm" svg:height="0.518cm" svg:x="2.663cm" svg:y="1.7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73" svg:width="0.565cm" svg:height="0.518cm" svg:x="1.649cm" svg:y="1.7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73" svg:width="1.126cm" svg:height="1.033cm" svg:x="1.912cm" svg:y="1.4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73" svg:width="0.563cm" svg:height="0.519cm" svg:x="2.85cm" svg:y="3.6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73" svg:width="0.563cm" svg:height="0.519cm" svg:x="1.838cm" svg:y="3.6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73" svg:width="1.126cm" svg:height="1.033cm" svg:x="2.025cm" svg:y="3.4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73" svg:width="0.562cm" svg:height="0.519cm" svg:x="2.214cm" svg:y="1.1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73" svg:width="0.563cm" svg:height="0.518cm" svg:x="2.251cm" svg:y="2.1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73" svg:width="0.563cm" svg:height="0.518cm" svg:x="2.288cm" svg:y="3.1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73" svg:width="0.563cm" svg:height="0.519cm" svg:x="2.325cm" svg:y="4.1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draw:style-name="gr6" draw:text-style-name="P73" svg:x1="6.001cm" svg:y1="2.846cm" svg:x2="0cm" svg:y2="2.943cm"><text:p/></draw:line><draw:line draw:style-name="gr7" draw:text-style-name="P73" svg:x1="2.438cm" svg:y1="0cm" svg:x2="2.626cm" svg:y2="5.44cm"><text:p/></draw:line><draw:frame draw:style-name="gr8" draw:text-style-name="P75" svg:width="1.167cm" svg:height="0.994cm" svg:x="5.438cm" svg:y="2.42cm"><draw:text-box><text:p text:style-name="P74"><text:span text:style-name="T79">+x</text:span></text:p></draw:text-box></draw:frame><draw:frame draw:style-name="gr8" draw:text-style-name="P75" svg:width="1.193cm" svg:height="0.994cm" svg:x="2.626cm" svg:y="0cm"><draw:text-box><text:p text:style-name="P74"><text:span text:style-name="T79">+y</text:span></text:p></draw:text-box></draw:frame></draw:g><draw:frame draw:style-name="gr9" draw:text-style-name="P75" svg:width="1.802cm" svg:height="0.994cm" svg:x="3.822cm" svg:y="1.312cm"><draw:text-box><text:p text:style-name="P74"><text:span text:style-name="T79">(0,0)</text:span></text:p></draw:text-box></draw:frame><draw:line draw:style-name="gr10" draw:text-style-name="P73" svg:x1="3.939cm" svg:y1="1.501cm" svg:x2="2.626cm" svg:y2="2.814cm"><text:p/></draw:line></draw:g></text:p>
          </table:table-cell>
        </table:table-row>
      </table:table>
      <text:p text:style-name="P59"/>
      <text:p text:style-name="P59"><text:tab/></text:p>
      <text:p text:style-name="P28">def çiçek(x, y, r, h):</text:p>
      <text:p text:style-name="P48">Yardımcı işlevler</text:p>
      <table:table table:name="Tablo1" table:style-name="Tablo1">
        <table:table-column table:style-name="Tablo1.A"/>
        <table:table-row>
          <table:table-cell table:style-name="Tablo1.A1" office:value-type="string">
            <text:p text:style-name="P32">class Stack():</text:p>
            <text:p text:style-name="P32"><text:tab/>def __init__(self):</text:p>
            <text:p text:style-name="P32"><text:tab/><text:tab/>self.items=[]</text:p>
            <text:p text:style-name="P32"/>
            <text:p text:style-name="P32"><text:tab/>def isEmpty(self):</text:p>
            <text:p text:style-name="P32"><text:tab/><text:tab/>return self.items==[]</text:p>
            <text:p text:style-name="P32"/>
            <text:p text:style-name="P32"><text:tab/>def push(self,item):</text:p>
            <text:p text:style-name="P32"><text:tab/><text:tab/>self.items.append(item)</text:p>
            <text:p text:style-name="P32"/>
            <text:p text:style-name="P32"><text:tab/>def pop(self):</text:p>
            <text:p text:style-name="P32"><text:tab/><text:tab/>return self.items.pop()</text:p>
            <text:p text:style-name="P32"/>
            <text:p text:style-name="P32"><text:tab/>def peek(self):</text:p>
            <text:p text:style-name="P32"><text:tab/><text:tab/>return self.items[len(self.items)-1]<text:tab/><text:tab/></text:p>
            <text:p text:style-name="P32"/>
            <text:p text:style-name="P32"><text:tab/>def size(self):</text:p>
            <text:p text:style-name="P32"><text:tab/><text:tab/>return len(self.items)</text:p>
          </table:table-cell>
        </table:table-row>
        <table:table-row>
          <table:table-cell table:style-name="Tablo1.A2" office:value-type="string">
            <text:p text:style-name="P34">class Queue:</text:p>
            <text:p text:style-name="P34"><text:s text:c="4"/>def __init__(self):</text:p>
            <text:p text:style-name="P34"><text:s text:c="13"/>self.items = []</text:p>
            <text:p text:style-name="P34"/>
            <text:p text:style-name="P34"><text:s text:c="4"/>def isEmpty(self):</text:p>
            <text:p text:style-name="P34"><text:s text:c="13"/>return self.items == []</text:p>
            <text:p text:style-name="P34"/>
            <text:p text:style-name="P34"><text:s text:c="4"/>def enqueue(self, item):</text:p>
            <text:p text:style-name="P34"><text:s text:c="13"/>self.items.insert(0,item)</text:p>
            <text:p text:style-name="P34"/>
            <text:p text:style-name="P34"><text:s text:c="4"/>def dequeue(self):</text:p>
            <text:p text:style-name="P34"><text:s text:c="13"/>return self.items.pop()</text:p>
            <text:p text:style-name="P34"/>
            <text:p text:style-name="P34"><text:s text:c="4"/>def size(self):</text:p>
            <text:p text:style-name="P35"><text:s text:c="13"/>return len(self.items)</text:p>
          </table:table-cell>
        </table:table-row>
        <table:table-row>
          <table:table-cell table:style-name="Tablo1.A2" office:value-type="string">
            <text:p text:style-name="P36">class Deque: <text:s text:c="164"/></text:p>
            <text:p text:style-name="P36"><text:s text:c="4"/>def __init__(self): <text:s text:c="152"/></text:p>
            <text:p text:style-name="P36"><text:s text:c="8"/>self.items = [] <text:s text:c="153"/></text:p>
            <text:p text:style-name="P36"><text:s text:c="176"/></text:p>
            <text:p text:style-name="P36"><text:s text:c="4"/>def isEmpty(self): <text:s text:c="154"/></text:p>
            <text:p text:style-name="P38"><text:s text:c="8"/>return self.items == []</text:p>
            <text:p text:style-name="P38"><text:s text:c="322"/></text:p>
            <text:p text:style-name="P36"><text:s text:c="4"/>def addFront(self, item): <text:s text:c="147"/></text:p>
            <text:p text:style-name="P38"><text:s text:c="8"/>self.items.append(item)</text:p>
            <text:p text:style-name="P38"><text:s text:c="313"/></text:p>
            <text:p text:style-name="P36"><text:s text:c="4"/>def addRear(self, item): <text:s text:c="148"/></text:p>
            <text:p text:style-name="P38"><text:s text:c="8"/>self.items.insert(0,item)</text:p>
            <text:p text:style-name="P38"><text:s text:c="144"/></text:p>
            <text:p text:style-name="P37"><text:s text:c="4"/>def removeFront(self): <text:s text:c="177"/></text:p>
            <text:p text:style-name="P38"><text:s text:c="8"/>return self.items.pop()</text:p>
            <text:p text:style-name="P38"><text:s text:c="321"/></text:p>
            <text:p text:style-name="P36"><text:s text:c="4"/>def removeRear(self): <text:s text:c="151"/></text:p>
            <text:p text:style-name="P38"><text:s text:c="8"/>return self.items.pop(0)</text:p>
            <text:p text:style-name="P38"><text:s text:c="320"/></text:p>
            <text:p text:style-name="P36"><text:s text:c="4"/>def size(self): <text:s text:c="157"/></text:p>
            <text:p text:style-name="P36"><text:s text:c="8"/>return len(self.items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Courier New" svg:font-family="'Courier New'" style:font-family-generic="modern"/>
    <style:font-face style:name="Liberation Serif2" svg:font-family="'Liberation Serif'" style:font-family-generic="roman"/>
    <style:font-face style:name="Courier 10 Pitch" svg:font-family="'Courier 10 Pitch'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hatch draw:name="Black_20_-45_20_Degrees" draw:display-name="Black -45 Degrees" draw:style="single" draw:color="#000000" draw:distance="0.058cm" draw:rotation="3150"/>
    <draw:hatch draw:name="Black_20_45_20_Degrees_20_Wide" draw:display-name="Black 45 Degrees Wide" draw:style="single" draw:color="#000000" draw:distance="0.288cm" draw:rotation="450"/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background-color="#cccccc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tr" fo:country="TR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DejaVu Sans1" style:font-size-asian="10pt" style:font-name-complex="DejaVu Sans Mono" style:font-size-complex="10pt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4" text:consecutive-numbering="true">
      <text:list-level-style-number text:level="1" style:num-suffix=".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6T13:13:07</meta:creation-date>
    <dc:date>2011-01-06T08:35:01</dc:date>
    <meta:editing-duration>PT07H05M52S</meta:editing-duration>
    <meta:editing-cycles>229</meta:editing-cycles>
    <meta:generator>OpenOffice.org/3.2$Linux OpenOffice.org_project/320m19$Build-9505</meta:generator>
    <meta:print-date>2010-11-30T12:12:10</meta:print-date>
    <meta:printed-by>seyyah </meta:printed-by>
    <dc:creator>seyyah </dc:creator>
    <meta:document-statistic meta:table-count="11" meta:image-count="0" meta:object-count="0" meta:page-count="5" meta:paragraph-count="177" meta:word-count="630" meta:character-count="7564"/>
    <meta:user-defined meta:name="Bilgi 1"/>
    <meta:user-defined meta:name="Bilgi 2"/>
    <meta:user-defined meta:name="Bilgi 3"/>
    <meta:user-defined meta:name="Bilgi 4"/>
  </office:meta>
</office:document-meta>
</file>